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0.002cm solid #000000" fo:border-right="none" fo:padding="0.097cm" fo:border-left="0.002cm solid #000000" fo:border-top="none"/>
    </style:style>
    <style:style style:name="Table2.B4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2.A5" style:family="table-cell">
      <style:table-cell-properties fo:border="none" fo:padding="0.097cm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center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2" table:style-name="Table1.A1">
            <text:p text:style-name="P16">
<text:span text:style-name="Ruby_20_Value">
<text:span text:style-name="T2">
span('Strong Emphasis',options.title)
</text:span>
</text:span>
</text:p>
          </table:table-cell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B4">
            <text:p text:style-name="P7"/>
          </table:table-cell>
        </table:table-row>
        <table:table-row>
          <table:table-cell office:value-type="string" table:style-name="Table2.A5">
            <text:p text:style-name="P8">
Vi preghiamo riportare il numero d'ordine sulla Vs fattura
</text:p>
          </table:table-cell>
          <table:table-cell office:value-type="string" table:style-name="Table2.A5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/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3" table:style-name="Table3.B4">
            <text:p text:style-name="Table_20_Contents">
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3" table:style-name="Table3.B5">
            <text:p text:style-name="Table_20_Contents">
Via delle Montagne Rocciose, fra due settimana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3" table:style-name="Table3.B5">
            <text:p text:style-name="Table_20_Contents">
20 %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12:37</dc:date>
    <meta:editing-cycles>223</meta:editing-cycles>
    <meta:editing-duration>PT9H39M45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7"/>
  </office:meta>
</office:document-meta>
</file>